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justify" style:justify-single-word="false"/>
      <style:text-properties fo:font-variant="normal" fo:text-transform="none" fo:color="#1f2328" style:font-name="Arial" fo:font-size="18pt" fo:letter-spacing="normal" fo:font-style="normal" fo:font-weight="bold" officeooo:paragraph-rsid="0011867a"/>
    </style:style>
    <style:style style:name="P2" style:family="paragraph" style:parent-style-name="Standard">
      <style:paragraph-properties fo:text-align="center" style:justify-single-word="false"/>
      <style:text-properties style:font-name="Arial" fo:font-size="26pt" style:text-underline-style="solid" style:text-underline-width="auto" style:text-underline-color="font-color" fo:font-weight="bold" officeooo:rsid="000ebcf6" officeooo:paragraph-rsid="000ebcf6" fo:background-color="#ffff00" style:font-weight-asian="bold" style:font-weight-complex="bold"/>
    </style:style>
    <style:style style:name="P3" style:family="paragraph" style:parent-style-name="Standard">
      <style:text-properties style:font-name="Arial" fo:font-size="18pt" fo:font-weight="bold" officeooo:rsid="0011867a" officeooo:paragraph-rsid="0011867a" style:font-weight-asian="bold" style:font-weight-complex="bold"/>
    </style:style>
    <style:style style:name="P4" style:family="paragraph" style:parent-style-name="Standard">
      <style:paragraph-properties fo:text-align="justify" style:justify-single-word="false"/>
      <style:text-properties style:font-name="Arial" fo:font-size="18pt" fo:font-weight="bold" officeooo:rsid="0011867a" officeooo:paragraph-rsid="0011867a" style:font-weight-asian="bold" style:font-weight-complex="bold"/>
    </style:style>
    <style:style style:name="P5" style:family="paragraph" style:parent-style-name="Standard">
      <style:text-properties style:font-name="Arial" fo:font-size="18pt" fo:font-weight="bold" officeooo:paragraph-rsid="0011ec13" style:font-weight-asian="bold" style:font-weight-complex="bold"/>
    </style:style>
    <style:style style:name="P6" style:family="paragraph" style:parent-style-name="Standard">
      <style:text-properties style:font-name="Arial" fo:font-size="18pt" fo:font-weight="bold" officeooo:rsid="001245f8" officeooo:paragraph-rsid="001245f8" style:font-weight-asian="bold" style:font-weight-complex="bold"/>
    </style:style>
    <style:style style:name="P7" style:family="paragraph" style:parent-style-name="Standard">
      <style:text-properties style:font-name="Arial" fo:font-size="18pt" fo:font-weight="bold" officeooo:rsid="001945dd" officeooo:paragraph-rsid="001945dd" style:font-weight-asian="bold" style:font-weight-complex="bold"/>
    </style:style>
    <style:style style:name="P8" style:family="paragraph" style:parent-style-name="Standard">
      <style:text-properties style:font-name="Arial" fo:font-size="18pt" fo:font-weight="bold" officeooo:rsid="001a9b97" officeooo:paragraph-rsid="001a9b97" style:font-weight-asian="bold" style:font-weight-complex="bold"/>
    </style:style>
    <style:style style:name="P9" style:family="paragraph" style:parent-style-name="Standard">
      <style:text-properties style:font-name="Arial" fo:font-size="18pt" fo:font-weight="bold" officeooo:rsid="001a9b97" officeooo:paragraph-rsid="001b42d5" style:font-weight-asian="bold" style:font-weight-complex="bold"/>
    </style:style>
    <style:style style:name="P10" style:family="paragraph" style:parent-style-name="Standard">
      <style:text-properties style:font-name="Arial" fo:font-size="18pt" fo:font-weight="bold" officeooo:rsid="001c5ebf" officeooo:paragraph-rsid="001c5ebf" style:font-weight-asian="bold" style:font-weight-complex="bold"/>
    </style:style>
    <style:style style:name="P11" style:family="paragraph" style:parent-style-name="Standard">
      <style:text-properties style:font-name="Arial" fo:font-size="18pt" fo:font-weight="bold" officeooo:rsid="001d0ac2" officeooo:paragraph-rsid="001d0ac2" style:font-weight-asian="bold" style:font-weight-complex="bold"/>
    </style:style>
    <style:style style:name="P12" style:family="paragraph" style:parent-style-name="Standard">
      <style:text-properties style:font-name="Arial" fo:font-size="18pt" fo:font-weight="bold" officeooo:rsid="00202921" officeooo:paragraph-rsid="00202921" style:font-weight-asian="bold" style:font-weight-complex="bold"/>
    </style:style>
    <style:style style:name="P13" style:family="paragraph" style:parent-style-name="Standard">
      <style:text-properties style:font-name="Arial" fo:font-size="18pt" fo:font-weight="bold" officeooo:rsid="0012970d" officeooo:paragraph-rsid="0012970d" fo:background-color="transparent" style:font-weight-asian="bold" style:font-weight-complex="bold"/>
    </style:style>
    <style:style style:name="P14" style:family="paragraph" style:parent-style-name="Standard">
      <style:text-properties style:font-name="Arial" fo:font-size="18pt" fo:font-weight="bold" officeooo:rsid="0012f82f" officeooo:paragraph-rsid="0012f82f" fo:background-color="transparent" style:font-weight-asian="bold" style:font-weight-complex="bold"/>
    </style:style>
    <style:style style:name="P15" style:family="paragraph" style:parent-style-name="Standard">
      <style:text-properties style:font-name="Arial" fo:font-size="18pt" fo:font-weight="bold" officeooo:rsid="0017d40a" officeooo:paragraph-rsid="0017d40a" fo:background-color="transparent" style:font-weight-asian="bold" style:font-weight-complex="bold"/>
    </style:style>
    <style:style style:name="P16" style:family="paragraph" style:parent-style-name="Standard">
      <style:text-properties style:font-name="Arial" fo:font-size="18pt" fo:font-weight="bold" officeooo:rsid="0019a52b" officeooo:paragraph-rsid="0019a52b" fo:background-color="transparent" style:font-weight-asian="bold" style:font-weight-complex="bold"/>
    </style:style>
    <style:style style:name="P17" style:family="paragraph" style:parent-style-name="Standard">
      <style:paragraph-properties fo:line-height="100%" fo:text-align="justify" style:justify-single-word="false"/>
      <style:text-properties style:font-name="Arial" fo:font-size="18pt" fo:font-weight="normal" officeooo:rsid="0011ec13" officeooo:paragraph-rsid="0011ec13" style:font-weight-asian="normal" style:font-weight-complex="normal"/>
    </style:style>
    <style:style style:name="P18" style:family="paragraph" style:parent-style-name="Standard">
      <style:paragraph-properties fo:line-height="100%" fo:text-align="justify" style:justify-single-word="false"/>
      <style:text-properties style:font-name="Arial" fo:font-size="18pt" fo:font-weight="normal" officeooo:rsid="00212b37" officeooo:paragraph-rsid="00212b37" style:font-weight-asian="normal" style:font-weight-complex="normal"/>
    </style:style>
    <style:style style:name="P19" style:family="paragraph" style:parent-style-name="Standard">
      <style:paragraph-properties fo:line-height="100%" fo:text-align="justify" style:justify-single-word="false"/>
      <style:text-properties style:font-name="Arial" fo:font-size="22pt" fo:font-weight="bold" officeooo:rsid="0011ec13" officeooo:paragraph-rsid="0011ec13" style:font-weight-asian="bold" style:font-weight-complex="bold"/>
    </style:style>
    <style:style style:name="P20" style:family="paragraph" style:parent-style-name="Standard">
      <style:text-properties officeooo:paragraph-rsid="001245f8"/>
    </style:style>
    <style:style style:name="P21" style:family="paragraph" style:parent-style-name="Text_20_body">
      <style:paragraph-properties fo:text-align="justify" style:justify-single-word="false"/>
      <style:text-properties fo:font-variant="normal" fo:text-transform="none" fo:color="#1f2328" style:font-name="Arial" fo:font-size="16pt" fo:letter-spacing="normal" fo:font-style="normal" fo:font-weight="normal" officeooo:paragraph-rsid="0011867a" style:font-size-asian="14pt" style:font-weight-asian="normal" style:font-size-complex="14pt" style:font-weight-complex="normal"/>
    </style:style>
    <style:style style:name="P22" style:family="paragraph" style:parent-style-name="Text_20_body">
      <style:text-properties fo:font-variant="normal" fo:text-transform="none" fo:color="#1f2328" style:font-name="Arial" fo:font-size="18pt" fo:letter-spacing="normal" fo:font-style="normal" fo:font-weight="bold" officeooo:rsid="0011867a" style:font-weight-asian="bold" style:font-weight-complex="bold"/>
    </style:style>
    <style:style style:name="P23" style:family="paragraph" style:parent-style-name="Text_20_body">
      <style:paragraph-properties fo:line-height="100%" fo:text-align="justify" style:justify-single-word="false"/>
      <style:text-properties style:font-name="Arial" fo:font-size="18pt" fo:font-weight="normal" officeooo:rsid="0011867a" officeooo:paragraph-rsid="0011ec13" style:font-weight-asian="normal" style:font-weight-complex="normal"/>
    </style:style>
    <style:style style:name="P24" style:family="paragraph" style:parent-style-name="Standard">
      <style:paragraph-properties fo:text-align="start" style:justify-single-word="false"/>
      <style:text-properties style:font-name="Arial" fo:font-size="16pt" fo:font-weight="normal" officeooo:rsid="000ebcf6" officeooo:paragraph-rsid="000ebcf6" style:font-size-asian="14pt" style:font-weight-asian="normal" style:font-size-complex="16pt" style:font-weight-complex="normal"/>
    </style:style>
    <style:style style:name="P25" style:family="paragraph" style:parent-style-name="Standard">
      <style:text-properties style:font-name="Arial" fo:font-size="18pt" fo:font-weight="normal" officeooo:rsid="00117020" officeooo:paragraph-rsid="0011ec13" style:font-weight-asian="normal" style:font-weight-complex="normal"/>
    </style:style>
    <style:style style:name="P26" style:family="paragraph" style:parent-style-name="Standard">
      <style:text-properties style:font-name="Arial" fo:font-size="18pt" fo:font-weight="normal" officeooo:rsid="001945dd" officeooo:paragraph-rsid="001945dd" style:font-weight-asian="normal" style:font-weight-complex="normal"/>
    </style:style>
    <style:style style:name="P27" style:family="paragraph" style:parent-style-name="Standard">
      <style:text-properties style:font-name="Arial" fo:font-size="18pt" fo:font-weight="normal" officeooo:rsid="0011867a" officeooo:paragraph-rsid="0011867a" style:font-weight-asian="normal" style:font-weight-complex="normal"/>
    </style:style>
    <style:style style:name="P28" style:family="paragraph" style:parent-style-name="Standard">
      <style:paragraph-properties fo:text-align="justify" style:justify-single-word="false"/>
      <style:text-properties style:font-name="Arial" fo:font-size="18pt" fo:font-weight="normal" officeooo:rsid="0011867a" officeooo:paragraph-rsid="0011867a" style:font-weight-asian="normal" style:font-weight-complex="normal"/>
    </style:style>
    <style:style style:name="P29" style:family="paragraph" style:parent-style-name="Standard">
      <style:paragraph-properties fo:line-height="100%" fo:text-align="justify" style:justify-single-word="false"/>
      <style:text-properties style:font-name="Arial" fo:font-size="18pt" fo:font-weight="normal" officeooo:rsid="0011867a" officeooo:paragraph-rsid="0011867a" style:font-weight-asian="normal" style:font-weight-complex="normal"/>
    </style:style>
    <style:style style:name="P30" style:family="paragraph" style:parent-style-name="Standard">
      <style:paragraph-properties fo:line-height="100%" fo:text-align="justify" style:justify-single-word="false"/>
      <style:text-properties style:font-name="Arial" fo:font-size="18pt" fo:font-weight="normal" officeooo:rsid="0029a16e" officeooo:paragraph-rsid="0029a16e" style:font-weight-asian="normal" style:font-weight-complex="normal"/>
    </style:style>
    <style:style style:name="P31" style:family="paragraph" style:parent-style-name="Standard">
      <style:text-properties style:font-name="Arial" fo:font-size="18pt" fo:font-weight="normal" officeooo:rsid="001b42d5" officeooo:paragraph-rsid="001a9b97" fo:background-color="transparent" style:font-weight-asian="normal" style:font-weight-complex="normal"/>
    </style:style>
    <style:style style:name="P32" style:family="paragraph" style:parent-style-name="Standard">
      <style:text-properties style:font-name="Arial" fo:font-size="18pt" fo:font-weight="normal" officeooo:rsid="001b42d5" officeooo:paragraph-rsid="001b42d5" fo:background-color="transparent" style:font-weight-asian="normal" style:font-weight-complex="normal"/>
    </style:style>
    <style:style style:name="P33" style:family="paragraph" style:parent-style-name="Standard">
      <style:text-properties style:font-name="Arial" fo:font-size="18pt" fo:font-weight="normal" officeooo:rsid="001c5ebf" officeooo:paragraph-rsid="001c5ebf" fo:background-color="transparent" style:font-weight-asian="normal" style:font-weight-complex="normal"/>
    </style:style>
    <style:style style:name="P34" style:family="paragraph" style:parent-style-name="Standard">
      <style:text-properties style:font-name="Arial" fo:font-size="18pt" fo:font-weight="normal" officeooo:rsid="001d0ac2" officeooo:paragraph-rsid="001d0ac2" fo:background-color="transparent" style:font-weight-asian="normal" style:font-weight-complex="normal"/>
    </style:style>
    <style:style style:name="P35" style:family="paragraph" style:parent-style-name="Standard">
      <style:text-properties style:font-name="Arial" fo:font-size="18pt" fo:font-weight="normal" officeooo:rsid="001513ac" officeooo:paragraph-rsid="001513ac" fo:background-color="transparent" style:font-weight-asian="normal" style:font-weight-complex="normal"/>
    </style:style>
    <style:style style:name="P36" style:family="paragraph" style:parent-style-name="Standard">
      <style:text-properties style:font-name="Arial" fo:font-size="18pt" fo:font-weight="normal" officeooo:rsid="001945dd" officeooo:paragraph-rsid="001945dd" fo:background-color="transparent" style:font-weight-asian="normal" style:font-weight-complex="normal"/>
    </style:style>
    <style:style style:name="P37" style:family="paragraph" style:parent-style-name="Standard" style:list-style-name="L1">
      <style:text-properties style:font-name="Arial" fo:font-size="18pt" fo:font-weight="normal" officeooo:rsid="0017d40a" officeooo:paragraph-rsid="0017d40a" fo:background-color="transparent" style:font-weight-asian="normal" style:font-weight-complex="normal"/>
    </style:style>
    <style:style style:name="P38" style:family="paragraph" style:parent-style-name="Standard" style:list-style-name="L1">
      <style:text-properties style:font-name="Arial" fo:font-size="18pt" fo:font-weight="normal" officeooo:rsid="0017dd97" officeooo:paragraph-rsid="0017dd97" fo:background-color="transparent" style:font-weight-asian="normal" style:font-weight-complex="normal"/>
    </style:style>
    <style:style style:name="P39" style:family="paragraph" style:parent-style-name="Standard">
      <style:text-properties style:font-name="Arial" fo:font-size="18pt" fo:font-weight="normal" officeooo:rsid="0012f82f" officeooo:paragraph-rsid="0012f82f" fo:background-color="transparent" style:font-weight-asian="normal" style:font-weight-complex="normal"/>
    </style:style>
    <style:style style:name="P40" style:family="paragraph" style:parent-style-name="Standard">
      <style:paragraph-properties fo:text-align="justify" style:justify-single-word="false"/>
      <style:text-properties style:font-name="Arial" fo:font-size="18pt" fo:font-weight="normal" officeooo:rsid="001ded1c" officeooo:paragraph-rsid="001ded1c" fo:background-color="#ffff00" style:font-weight-asian="normal" style:font-weight-complex="normal"/>
    </style:style>
    <style:style style:name="P41" style:family="paragraph" style:parent-style-name="Standard">
      <style:paragraph-properties fo:line-height="100%" fo:text-align="justify" style:justify-single-word="false"/>
      <style:text-properties style:font-name="Arial" fo:font-size="18pt" fo:font-weight="bold" officeooo:rsid="00232d38" officeooo:paragraph-rsid="00232d38" style:font-weight-asian="bold" style:font-weight-complex="bold"/>
    </style:style>
    <style:style style:name="P42" style:family="paragraph" style:parent-style-name="Standard">
      <style:paragraph-properties fo:line-height="100%" fo:text-align="justify" style:justify-single-word="false"/>
      <style:text-properties style:font-name="Arial" fo:font-size="18pt" fo:font-weight="bold" officeooo:rsid="0025fba4" officeooo:paragraph-rsid="0025fba4" style:font-weight-asian="bold" style:font-weight-complex="bold"/>
    </style:style>
    <style:style style:name="P43" style:family="paragraph" style:parent-style-name="Standard">
      <style:paragraph-properties fo:line-height="100%" fo:text-align="justify" style:justify-single-word="false"/>
      <style:text-properties style:font-name="Arial" fo:font-size="18pt" fo:font-weight="bold" officeooo:rsid="00261f02" officeooo:paragraph-rsid="00261f02" style:font-weight-asian="bold" style:font-weight-complex="bold"/>
    </style:style>
    <style:style style:name="P44" style:family="paragraph" style:parent-style-name="Standard">
      <style:paragraph-properties fo:line-height="100%" fo:text-align="justify" style:justify-single-word="false"/>
      <style:text-properties style:font-name="Arial" fo:font-size="18pt" fo:font-weight="bold" officeooo:rsid="0029a16e" officeooo:paragraph-rsid="0029a16e"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17020" style:font-weight-asian="normal" style:font-weight-complex="normal"/>
    </style:style>
    <style:style style:name="T3" style:family="text">
      <style:text-properties fo:font-weight="normal" officeooo:rsid="0011ec13" style:font-weight-asian="normal" style:font-weight-complex="normal"/>
    </style:style>
    <style:style style:name="T4" style:family="text">
      <style:text-properties fo:font-weight="normal" officeooo:rsid="0012970d" style:font-weight-asian="normal" style:font-weight-complex="normal"/>
    </style:style>
    <style:style style:name="T5" style:family="text">
      <style:text-properties fo:font-weight="normal" officeooo:rsid="0012f82f" style:font-weight-asian="normal" style:font-weight-complex="normal"/>
    </style:style>
    <style:style style:name="T6" style:family="text">
      <style:text-properties fo:font-weight="normal" officeooo:rsid="00152929" style:font-weight-asian="normal" style:font-weight-complex="normal"/>
    </style:style>
    <style:style style:name="T7" style:family="text">
      <style:text-properties fo:font-weight="normal" officeooo:rsid="00153cc1" style:font-weight-asian="normal" style:font-weight-complex="normal"/>
    </style:style>
    <style:style style:name="T8" style:family="text">
      <style:text-properties fo:font-weight="normal" officeooo:rsid="00167656" style:font-weight-asian="normal" style:font-weight-complex="normal"/>
    </style:style>
    <style:style style:name="T9" style:family="text">
      <style:text-properties fo:font-weight="normal" officeooo:rsid="001f0ed0" style:font-weight-asian="normal" style:font-weight-complex="normal"/>
    </style:style>
    <style:style style:name="T10" style:family="text">
      <style:text-properties fo:font-weight="normal" officeooo:rsid="0027f771" style:font-weight-asian="normal" style:font-weight-complex="normal"/>
    </style:style>
    <style:style style:name="T11" style:family="text">
      <style:text-properties fo:font-weight="normal" fo:background-color="#ffff00" loext:char-shading-value="0" style:font-weight-asian="normal" style:font-weight-complex="normal"/>
    </style:style>
    <style:style style:name="T12" style:family="text">
      <style:text-properties fo:font-weight="normal" fo:background-color="transparent" loext:char-shading-value="0" style:font-weight-asian="normal" style:font-weight-complex="normal"/>
    </style:style>
    <style:style style:name="T13" style:family="text">
      <style:text-properties fo:font-weight="normal" officeooo:rsid="001b42d5" fo:background-color="transparent" loext:char-shading-value="0" style:font-weight-asian="normal" style:font-weight-complex="normal"/>
    </style:style>
    <style:style style:name="T14" style:family="text">
      <style:text-properties fo:font-size="16pt" fo:font-weight="normal" style:font-size-asian="14pt" style:font-weight-asian="normal" style:font-size-complex="14pt" style:font-weight-complex="normal"/>
    </style:style>
    <style:style style:name="T15" style:family="text">
      <style:text-properties fo:font-size="16pt" style:font-size-asian="14pt" style:font-weight-asian="bold" style:font-size-complex="14pt" style:font-weight-complex="bold"/>
    </style:style>
    <style:style style:name="T16" style:family="text">
      <style:text-properties officeooo:rsid="00117020"/>
    </style:style>
    <style:style style:name="T17" style:family="text">
      <style:text-properties fo:font-weight="bold" style:font-weight-asian="bold" style:font-weight-complex="bold"/>
    </style:style>
    <style:style style:name="T18" style:family="text">
      <style:text-properties officeooo:rsid="0011867a" style:font-weight-asian="bold" style:font-weight-complex="bold"/>
    </style:style>
    <style:style style:name="T19" style:family="text">
      <style:text-properties officeooo:rsid="0012970d"/>
    </style:style>
    <style:style style:name="T20" style:family="text">
      <style:text-properties style:font-name="Arial" fo:font-size="18pt" fo:font-weight="normal" officeooo:rsid="0012970d" style:font-weight-asian="normal" style:font-weight-complex="normal"/>
    </style:style>
    <style:style style:name="T21" style:family="text">
      <style:text-properties style:font-name="Arial" fo:font-size="18pt" fo:font-weight="normal" officeooo:rsid="0012970d" fo:background-color="#ffff00" loext:char-shading-value="0" style:font-weight-asian="normal" style:font-weight-complex="normal"/>
    </style:style>
    <style:style style:name="T22" style:family="text">
      <style:text-properties style:font-name="Arial" fo:font-size="18pt" fo:font-weight="normal" officeooo:rsid="0012f82f" fo:background-color="#ffff00" loext:char-shading-value="0" style:font-weight-asian="normal" style:font-weight-complex="normal"/>
    </style:style>
    <style:style style:name="T23" style:family="text">
      <style:text-properties fo:font-style="italic" fo:font-weight="normal" officeooo:rsid="0012f82f" style:font-style-asian="italic" style:font-weight-asian="normal" style:font-style-complex="italic" style:font-weight-complex="normal"/>
    </style:style>
    <style:style style:name="T24" style:family="text">
      <style:text-properties officeooo:rsid="0017dd97"/>
    </style:style>
    <style:style style:name="T25" style:family="text">
      <style:text-properties officeooo:rsid="0019a52b"/>
    </style:style>
    <style:style style:name="T26" style:family="text">
      <style:text-properties fo:background-color="transparent" loext:char-shading-value="0"/>
    </style:style>
    <style:style style:name="T27" style:family="text">
      <style:text-properties officeooo:rsid="001b42d5" fo:background-color="transparent" loext:char-shading-value="0"/>
    </style:style>
    <style:style style:name="T28" style:family="text">
      <style:text-properties officeooo:rsid="001f0ed0" fo:background-color="transparent" loext:char-shading-value="0"/>
    </style:style>
    <style:style style:name="T29" style:family="text">
      <style:text-properties officeooo:rsid="001e0269"/>
    </style:style>
    <style:style style:name="T30" style:family="text">
      <style:text-properties officeooo:rsid="0028a4e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AVA SCRIPT NOTES IN HINDI</text:p>
      <text:p text:style-name="P24"/>
      <text:p text:style-name="P24"/>
      <text:p text:style-name="P5">Assignment:- <text:span text:style-name="T2">varaible me value store krvna</text:span></text:p>
      <text:p text:style-name="P25"/>
      <text:p text:style-name="P7"><text:span text:style-name="T16">B</text:span><text:span text:style-name="T25">o</text:span>olean type<text:span text:style-name="T1"> data type me </text:span><text:span text:style-name="T11">is</text:span><text:span text:style-name="T1"> ka use krenge</text:span></text:p>
      <text:p text:style-name="P26"/>
      <text:p text:style-name="P8">Identifiers:-<text:span text:style-name="T1"> kisi chij ya variable ka </text:span><text:span text:style-name="T11">unic</text:span><text:span text:style-name="T1"> name</text:span></text:p>
      <text:p text:style-name="P7"><text:span text:style-name="T1"><text:tab/><text:tab/></text:span><text:span text:style-name="T11">var isMale = true</text:span></text:p>
      <text:p text:style-name="P8"><text:span text:style-name="T16">S</text:span>ingle Line comment :-<text:span text:style-name="T1"> </text:span><text:span text:style-name="T11">(//) </text:span><text:span text:style-name="T13">=&gt; shotKey – cntl+/</text:span></text:p>
      <text:p text:style-name="P31"/>
      <text:p text:style-name="P9">Multi line comment :- <text:span text:style-name="T11">(/**/) </text:span><text:span text:style-name="T13">=&gt; shotKey – shift+alt+a</text:span></text:p>
      <text:p text:style-name="P32"/>
      <text:p text:style-name="P10"><text:span text:style-name="T28">Sigle line </text:span><text:span text:style-name="T27">S</text:span><text:span text:style-name="T26">tatement:- </text:span><text:span text:style-name="T12">single line ke code ko statement khte he</text:span></text:p>
      <text:p text:style-name="P33"/>
      <text:p text:style-name="P11"><text:span text:style-name="T26">Multi line statement/Code block :-</text:span><text:span text:style-name="T12"> ek se jyada line ke code ke statement <text:s/>ko</text:span><text:span text:style-name="T11"> { <text:s/>} </text:span><text:span text:style-name="T12">is ke ander likh sakte he</text:span></text:p>
      <text:p text:style-name="P34"/>
      <text:p text:style-name="P6"><text:span text:style-name="T16">V</text:span>ariable:-<text:span text:style-name="T1"> Variable ek container ka kam krta he jo data store krne ke kam aata he. </text:span><text:span text:style-name="T4">Jis location pr data store kiya huaa he us location ke name ko variable define kr deta he usko hm bad me call kra dete he. Variable ko define krne ke liye variable ki short form use krte he jese (</text:span><text:span text:style-name="T19">var</text:span><text:span text:style-name="T4">). </text:span><text:span text:style-name="T6">Jo variable bad me declare hoga ye pehle usko print krega.</text:span><text:span text:style-name="T7"> Variable ko pehle declare kr sakte he or bad me </text:span><text:span text:style-name="T8">uski value ko </text:span><text:span text:style-name="T7">assign kr sakte he.</text:span></text:p>
      <text:p text:style-name="P20"><text:span text:style-name="T20"><text:tab/><text:tab/></text:span><text:span text:style-name="T21">Example:- var </text:span><text:span text:style-name="T22">first</text:span><text:span text:style-name="T21">name = “hello anwar”</text:span></text:p>
      <text:p text:style-name="P13"><text:span text:style-name="T1">example ke anusar var variable ka name declare kr rha he or isme “hello anwar” value assign kr di <text:s/>ye value is </text:span><text:span text:style-name="T23">firstname</text:span><text:span text:style-name="T5"> </text:span><text:span text:style-name="T1">variable me store ho gai.</text:span></text:p>
      <text:p text:style-name="P14"><text:span text:style-name="T1">1. variable ka name </text:span>Number<text:span text:style-name="T1"> se kabhi start nhi hota.(1var<text:tab/>)</text:span></text:p>
      <text:p text:style-name="P14"><text:span text:style-name="T1">2. variable ke name ke bich me </text:span>space<text:span text:style-name="T1"> nhi ho sakta.(v r)</text:span></text:p>
      <text:p text:style-name="P14"><text:span text:style-name="T1">3. variable ka name </text:span>a-z, _, $ <text:span text:style-name="T1">in sb se start hota he.($var)</text:span></text:p>
      <text:p text:style-name="P35"><text:soft-page-break/>4. variable ke name ki bich me (-) nhi ho sakta. (v-r)</text:p>
      <text:p text:style-name="P36">5. variable ke name me first character small hota he.</text:p>
      <text:p text:style-name="P16"><text:span text:style-name="T1">6. bhut sare variable name fix/reserved he jisko J</text:span><text:span text:style-name="T10">avascript</text:span><text:span text:style-name="T1"> use krti </text:span><text:span text:style-name="T9">he</text:span><text:span text:style-name="T1"> hm use nhi kr sakte he (J</text:span><text:span text:style-name="T10">avasript</text:span><text:span text:style-name="T1"> reserved keyword list)</text:span></text:p>
      <text:p text:style-name="P35"/>
      <text:p text:style-name="P15">Variable ko 3 terah se declare kr sakte he:-</text:p>
      <text:list xml:id="list1301602905" text:style-name="L1">
        <text:list-item>
          <text:p text:style-name="P37"><text:span text:style-name="T17">Var</text:span> :- hm var name se variable ko declare kr sakte he. var ko same name se bhi declare kr sakte he. Uski value bhi dubara se assign kr sakte he. </text:p>
        </text:list-item>
        <text:list-item>
          <text:p text:style-name="P37"><text:span text:style-name="T17">Let</text:span> :- let variable ko same name se dubara declare nhi kr sakte he <text:span text:style-name="T24">lekin value assign kr sakte he. Same variable ko dubara se usk</text:span><text:span text:style-name="T30">a</text:span><text:span text:style-name="T24"> name assign to kr sakte he lekin declare nhi kr sakte he.</text:span></text:p>
        </text:list-item>
        <text:list-item>
          <text:p text:style-name="P38"><text:span text:style-name="T17">Const</text:span> :- isme same name ke variable ko declare nhi kr sakte he or na hi us variable ki dubara se value assign kr sakte he. <text:span text:style-name="T29">Const variable me value dalna jaruri he nhi to error aayega.</text:span></text:p>
          <text:p text:style-name="P37"/>
        </text:list-item>
      </text:list>
      <text:p text:style-name="P39"/>
      <text:p text:style-name="P3"><text:span text:style-name="T16">S</text:span>emiColon:-<text:span text:style-name="T1"> yha pr line puri ho gai ye btata he</text:span></text:p>
      <text:p text:style-name="P12">Override<text:span text:style-name="T1">:- value replace (ek value ht ke dusri value aa jati he.</text:span></text:p>
      <text:p text:style-name="P27"/>
      <text:p text:style-name="P3"><text:span text:style-name="T16">D</text:span>ata Type:- <text:span text:style-name="T1">har data ko represent krta </text:span><text:span text:style-name="T3">he</text:span><text:span text:style-name="T1"> data type har data ke alag alag data type hota he</text:span></text:p>
      <text:p text:style-name="P27"/>
      <text:p text:style-name="P4">Data Type ke prkar:-<text:span text:style-name="T1"> </text:span></text:p>
      <text:p text:style-name="P28">1.Number - 1234578</text:p>
      <text:p text:style-name="P28">2.String – “anwar mohammad”</text:p>
      <text:p text:style-name="P28">3.Boolean – Yes/No (True/False)</text:p>
      <text:p text:style-name="P28">4.undefined - </text:p>
      <text:p text:style-name="P28"/>
      <text:p text:style-name="P40">console.log(name, age, number)</text:p>
      <text:p text:style-name="P4"/>
      <text:h text:style-name="P1" text:outline-level="3"><text:soft-page-break/><text:span text:style-name="T18">Identifiers:- </text:span><text:span text:style-name="T14">JavaScript me Identifiers </text:span><text:span text:style-name="T15">names</text:span><text:span text:style-name="T14"> hote hain jo ki kisi </text:span><text:span text:style-name="T15">variables</text:span><text:span text:style-name="T14">, </text:span><text:span text:style-name="T15">functions</text:span><text:span text:style-name="T14">, </text:span><text:span text:style-name="T15">class</text:span><text:span text:style-name="T14"> ko name dene ke lie use kia jata .</text:span></text:h>
      <text:p text:style-name="P21"/>
      <text:p text:style-name="P22">Invalid Identifier examples</text:p>
      <text:p text:style-name="P23">let 12x = 10;</text:p>
      <text:p text:style-name="P29">let &amp;value = 10;</text:p>
      <text:p text:style-name="P29"/>
      <text:p text:style-name="P19">Valid Identifier examples</text:p>
      <text:p text:style-name="P17">let x12 = 10;</text:p>
      <text:p text:style-name="P17">let _value = 20;</text:p>
      <text:p text:style-name="P17">let $_value = 100;</text:p>
      <text:p text:style-name="P17"/>
      <text:p text:style-name="P18">0 :- flase (no)</text:p>
      <text:p text:style-name="P18">1 :- true (yes)</text:p>
      <text:p text:style-name="P18"/>
      <text:p text:style-name="P41">Aesi koi value jo false nhi he wo true mani jayegi !</text:p>
      <text:p text:style-name="P42">Logical operator:- <text:span text:style-name="T1">ye operator boolean value ke sath kam krte he</text:span></text:p>
      <text:p text:style-name="P42"><text:span text:style-name="T1"/></text:p>
      <text:p text:style-name="P43">Kisi bhi chij ko number me convert krne ki koshish kr rhe he or wo convert nhi ho rha he to NaN aayega</text:p>
      <text:p text:style-name="P43">NaN hamesha False btata he</text:p>
      <text:p text:style-name="P43"/>
      <text:p text:style-name="P44">Ternory Operator :-</text:p>
      <text:p text:style-name="P30">condition ? True statement : false statement</text:p>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19T11:18:47.210504353</meta:creation-date>
    <dc:date>2023-05-31T09:04:51.435166396</dc:date>
    <meta:editing-duration>P5DT13H14M14S</meta:editing-duration>
    <meta:editing-cycles>24</meta:editing-cycles>
    <meta:generator>LibreOffice/6.4.7.2$Linux_X86_64 LibreOffice_project/40$Build-2</meta:generator>
    <meta:document-statistic meta:table-count="0" meta:image-count="0" meta:object-count="0" meta:page-count="3" meta:paragraph-count="47" meta:word-count="574" meta:character-count="2969" meta:non-whitespace-character-count="2431"/>
  </office:meta>
</office:document-meta>
</file>